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c5d6d" officeooo:paragraph-rsid="001c5d6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c5d6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paragraph-rsid="00279b6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5eaa6" officeooo:paragraph-rsid="001c5d6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efc4" officeooo:paragraph-rsid="001c5d6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d2df" officeooo:paragraph-rsid="001c5d6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fbfd2" officeooo:paragraph-rsid="001c5d6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26715" officeooo:paragraph-rsid="0022671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572e" officeooo:paragraph-rsid="00279b6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8d915" officeooo:paragraph-rsid="0028d91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4193" officeooo:paragraph-rsid="0029419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c8522" officeooo:paragraph-rsid="002c852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5eaa6" officeooo:paragraph-rsid="001c5d6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8efc4" officeooo:paragraph-rsid="001c5d6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dd2df" officeooo:paragraph-rsid="001c5d6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1fbfd2" officeooo:paragraph-rsid="001c5d6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1d6f1d" officeooo:paragraph-rsid="001d6f1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226715" officeooo:paragraph-rsid="00226715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2a9942" officeooo:paragraph-rsid="002a9942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8572e" officeooo:paragraph-rsid="00279b61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2c8522" officeooo:paragraph-rsid="002c8522" style:font-size-asian="12pt" style:font-weight-asian="bold" style:font-size-complex="12pt" style:font-weight-complex="bold"/>
    </style:style>
    <style:style style:name="P22" style:family="paragraph" style:parent-style-name="Standard" style:master-page-name="">
      <style:paragraph-properties fo:margin-left="0.5in" fo:margin-right="0in" fo:text-align="start" style:justify-single-word="false" fo:text-indent="0in" style:auto-text-indent="false" style:page-number="auto"/>
      <style:text-properties fo:font-size="12pt" fo:font-weight="normal" officeooo:rsid="002c8522" officeooo:paragraph-rsid="002c852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font-size="12pt" fo:font-weight="normal" officeooo:rsid="002c8522" officeooo:paragraph-rsid="002c8522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text-properties officeooo:rsid="001d6f1d" officeooo:paragraph-rsid="001d6f1d"/>
    </style:style>
    <style:style style:name="P25" style:family="paragraph" style:parent-style-name="Standard" style:list-style-name="L1">
      <style:text-properties officeooo:rsid="0025fe31" officeooo:paragraph-rsid="0025fe31"/>
    </style:style>
    <style:style style:name="P26" style:family="paragraph" style:parent-style-name="Standard" style:list-style-name="L1">
      <style:text-properties style:text-underline-style="none" officeooo:rsid="001d6f1d" officeooo:paragraph-rsid="001d6f1d"/>
    </style:style>
    <style:style style:name="P27" style:family="paragraph" style:parent-style-name="Standard" style:list-style-name="L1">
      <style:text-properties style:text-underline-style="solid" style:text-underline-width="auto" style:text-underline-color="font-color" officeooo:rsid="001d6f1d" officeooo:paragraph-rsid="001d6f1d"/>
    </style:style>
    <style:style style:name="T1" style:family="text">
      <style:text-properties officeooo:rsid="001a94d6"/>
    </style:style>
    <style:style style:name="T2" style:family="text">
      <style:text-properties officeooo:rsid="001c112a"/>
    </style:style>
    <style:style style:name="T3" style:family="text">
      <style:text-properties officeooo:rsid="001eaaf2"/>
    </style:style>
    <style:style style:name="T4" style:family="text">
      <style:text-properties officeooo:rsid="00210cb3"/>
    </style:style>
    <style:style style:name="T5" style:family="text">
      <style:text-properties officeooo:rsid="00235f85"/>
    </style:style>
    <style:style style:name="T6" style:family="text">
      <style:text-properties officeooo:rsid="0025fe31"/>
    </style:style>
    <style:style style:name="T7" style:family="text">
      <style:text-properties officeooo:rsid="0026c6ca"/>
    </style:style>
    <style:style style:name="T8" style:family="text">
      <style:text-properties officeooo:rsid="002cdadf"/>
    </style:style>
    <style:style style:name="T9" style:family="text">
      <style:text-properties officeooo:rsid="002fab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Timesheets System</text:p>
      <text:p text:style-name="P13">Users</text:p>
      <text:p text:style-name="P4">Can signon only if at least one organization connection. <text:s/>With the exception of the super-duper user, person_id=0. <text:s/>Other super users must, like normal users, have at least one org connection. <text:s/><text:span text:style-name="T7">Uses cookies.</text:span></text:p>
      <text:p text:style-name="P4"/>
      <text:p text:style-name="P14">Permissions</text:p>
      <text:p text:style-name="P5">Assigned through organization, ie. same person can have different permissions in different assigned organizations. <text:s/>Hierachical, ie. a user with assignment permission can assign only <text:span text:style-name="T1">those</text:span> permissions they have. <text:s/><text:span text:style-name="T2">Permissions can be assigned only to those persons connected to the same organization as the assigner is currently connected.</text:span></text:p>
      <text:p text:style-name="P5"/>
      <text:p text:style-name="P15">Project Close Date</text:p>
      <text:p text:style-name="P6">Edit the project to prevent entering time before a given date.</text:p>
      <text:p text:style-name="P2"/>
      <text:p text:style-name="P18">Session State</text:p>
      <text:p text:style-name="P8">When a module initializes, STATE-&gt;get_state() expects to see $_GET[“init”] = the two letter module id, eg. LI for login.php., usually <text:span text:style-name="T5">passed in by the menu. <text:s/>The starting process can also check if _GET[“init”] is set to set up process start stuff.</text:span></text:p>
      <text:p text:style-name="P2"/>
      <text:p text:style-name="P16">Site_Conf</text:p>
      <text:p text:style-name="P7">Defines the “start” of the site. <text:s/>Contains configuration parameters and pointers to subsidiary configuration files.</text:p>
      <text:p text:style-name="P3"/>
      <text:p text:style-name="P20">Password Management</text:p>
      <text:p text:style-name="P9">The hashed password cannot be (easily) de-crypted. <text:s/>Hence, if a user forgets their password, the admin cannot retrieve it for them. <text:s/>The admin can create a new password, however, and relay the new to the user.</text:p>
      <text:p text:style-name="P10"/>
      <text:p text:style-name="P21">Input Integrity</text:p>
      <text:p text:style-name="P12">To prevent SQL injection, all alpha input should be scrubbed using the <text:span text:style-name="T9">COM_</text:span>input_edit() function in common.php.</text:p>
      <text:p text:style-name="P12">From Comments on User Submitted Data at www.php.net: </text:p>
      <text:p text:style-name="P22">You should not filter against known bad data, you need to white list your filters. </text:p>
      <text:p text:style-name="P23">Rather than looking for bad data, you should strip everything but what you expect because it's future proof. </text:p>
      <text:p text:style-name="P23"><text:tab/>$inputvar=substr(htmlentities($_POST['inputvar']),0,32); </text:p>
      <text:p text:style-name="P23"><text:tab/>$inputvar=preg_replace('/[^\w\.\-\&amp; ]/', '', $inputvar); </text:p>
      <text:p text:style-name="P23">Strip numbers, newlines, null characters, # and all non-printable characters, only allowing word characters(determined by locale setting), .,-, space and &amp; </text:p>
      <text:p text:style-name="P12">In our <text:span text:style-name="T9">COM_</text:span>input_edit, we will do entity de-code (the opposite of htmlentities()), allow digits (think addresses), trim spaces, and, optionally, truncate to length. <text:s/><text:span text:style-name="T8">The only chars other than alpha and digits allowed appears to be these five: <text:s/>&amp; _ - . ,</text:span></text:p>
      <text:p text:style-name="P10"/>
      <text:p text:style-name="P19">HTTPS and SSL</text:p>
      <text:p text:style-name="P11"/>
      <text:p text:style-name="P17">Session</text:p>
      <text:list xml:id="list407060522181882251" text:style-name="L1">
        <text:list-item>
          <text:p text:style-name="P24">S<text:span text:style-name="T6">TATE<text:line-break/></text:span><text:soft-page-break/><text:span text:style-name="T6">A LIFO array/stack of serialized state objects (see lib/state.php)</text:span></text:p>
        </text:list-item>
        <text:list-item>
          <text:p text:style-name="P25">SITE_ORIGIN</text:p>
        </text:list-item>
        <text:list-item>
          <text:p text:style-name="P24">OUR_ROOT<text:line-break/><text:tab/>rarities.php<text:line-break/><text:tab/><text:span text:style-name="T4">loadMDB_csv.php</text:span></text:p>
        </text:list-item>
        <text:list-item>
          <text:p text:style-name="P24">OUR_HOST<text:line-break/> prepend.php<text:line-break/> index.php<text:line-break/> <text:span text:style-name="T3">account_edit.php (style sheets, return to main)<text:line-break/> etc.<text:line-break/> loadMDB_csv.php</text:span></text:p>
        </text:list-item>
        <text:list-item>
          <text:p text:style-name="P26">_SITE_CONF</text:p>
        </text:list-item>
        <text:list-item>
          <text:p text:style-name="P26">UserPermits</text:p>
        </text:list-item>
        <text:list-item>
          <text:p text:style-name="P26">_EVICTED_</text:p>
        </text:list-item>
        <text:list-item>
          <text:p text:style-name="P26">_EVICTED</text:p>
        </text:list-item>
        <text:list-item>
          <text:p text:style-name="P26">org_TZO</text:p>
          <text:p text:style-name="P27"/>
        </text:list-item>
      </text:list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4-04-30T08:36:27.065013367</meta:creation-date>
    <dc:date>2015-07-03T11:29:32.596038639</dc:date>
    <meta:editing-duration>PT9H21M12S</meta:editing-duration>
    <meta:editing-cycles>15</meta:editing-cycles>
    <meta:generator>LibreOffice/4.3.7.2$Linux_X86_64 LibreOffice_project/430m0$Build-2</meta:generator>
    <meta:document-statistic meta:table-count="0" meta:image-count="0" meta:object-count="0" meta:page-count="2" meta:paragraph-count="34" meta:word-count="366" meta:character-count="2470" meta:non-whitespace-character-count="2121"/>
  </office:meta>
</office:document-meta>
</file>